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19653AFED7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9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12cm" svg:height="3.175cm" svg:x="4.383cm" svg:y="1.635cm">
          <draw:text-box>
            <text:p text:style-name="P1">Optional</text:p>
            <text:p text:style-name="P1">3<text:span text:style-name="T1">rd</text:span> Party Instrument Control</text:p>
            <text:p text:style-name="P1">Software</text:p>
          </draw:text-box>
        </draw:frame>
        <draw:frame draw:style-name="gr2" draw:text-style-name="P1" draw:layer="layout" svg:width="4.178cm" svg:height="3.414cm" svg:x="6.288cm" svg:y="7.438cm">
          <draw:image xlink:href="Pictures/10000000000001F50000019653AFED77.jpg" xlink:type="simple" xlink:show="embed" xlink:actuate="onLoad">
            <text:p/>
          </draw:image>
        </draw:frame>
        <draw:line draw:style-name="gr3" draw:text-style-name="P1" draw:layer="layout" svg:x1="8.193cm" svg:y1="5.772cm" svg:x2="8.193cm" svg:y2="8.947cm">
          <text:p/>
        </draw:line>
        <draw:frame draw:style-name="gr4" draw:layer="layout" svg:width="4.985cm" svg:height="0.962cm" svg:x="11.89cm" svg:y="6.407cm">
          <draw:text-box>
            <text:p>Serial, USB, etc</text:p>
          </draw:text-box>
        </draw:frame>
        <draw:line draw:style-name="gr5" draw:text-style-name="P1" draw:layer="layout" svg:x1="12.003cm" svg:y1="7.042cm" svg:x2="8.193cm" svg:y2="7.042cm">
          <text:p/>
        </draw:line>
        <draw:frame draw:style-name="gr6" draw:text-style-name="P1" draw:layer="layout" svg:width="7.412cm" svg:height="0.962cm" svg:x="4.383cm" svg:y="4.81cm">
          <draw:text-box>
            <text:p text:style-name="P1">Linux Platfor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Gamiel</meta:initial-creator>
    <meta:creation-date>2010-08-09T11:33:28</meta:creation-date>
    <dc:date>2010-08-09T14:00:38</dc:date>
    <dc:creator>Kevin Gamiel</dc:creator>
    <meta:editing-duration>PT00H02M12S</meta:editing-duration>
    <meta:editing-cycles>2</meta:editing-cycles>
    <meta:generator>OpenOffice.org/3.2$Unix OpenOffice.org_project/320m12$Build-9483</meta:generator>
    <meta:document-statistic meta:object-count="6"/>
  </office:meta>
</office:document-meta>
</file>